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5983b0" loext:opacity="100%" fo:font-size="14pt" style:font-size-asian="14pt" style:font-size-complex="14pt"/>
    </style:style>
    <style:style style:name="P3" style:family="paragraph" style:parent-style-name="Standard">
      <style:text-properties fo:color="#5983b0" loext:opacity="100%"/>
    </style:style>
    <style:style style:name="P4" style:family="paragraph" style:parent-style-name="Standard">
      <style:text-properties fo:color="#5983b0" loext:opacity="100%" fo:font-size="14pt" officeooo:rsid="0017f54d" officeooo:paragraph-rsid="0017f54d" style:font-size-asian="12.25pt" style:font-size-complex="14pt"/>
    </style:style>
    <style:style style:name="P5" style:family="paragraph" style:parent-style-name="Standard">
      <style:text-properties fo:color="#5983b0" loext:opacity="100%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● Autores del lenguaje.</text:p>
      <text:p text:style-name="P2">Donald D. Chamberlin y Raymond F. Boyce</text:p>
      <text:p text:style-name="P3"/>
      <text:p text:style-name="P1">● Tipo de lenguaje, imperativo, funcional, declarativo, etc.</text:p>
      <text:p text:style-name="P4">SQL, es un lenguaje declarativo, lo que significa que permite especificar que datos se quieren obtener o manipular sin necesidad de indicar como hacerlo</text:p>
      <text:p text:style-name="P5"/>
      <text:p text:style-name="Standard">● Propósito del lenguaje, para que tipo de tareas se ha diseñado.</text:p>
      <text:p text:style-name="Standard">● Características del lenguaje</text:p>
      <text:p text:style-name="Standard">● Entornos de desarrollo que permitan el desarrollo con dicho lenguaj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8:17:45.478480500</meta:creation-date>
    <meta:generator>LibreOffice/25.2.5.2$Windows_X86_64 LibreOffice_project/03d19516eb2e1dd5d4ccd751a0d6f35f35e08022</meta:generator>
    <dc:date>2025-10-06T18:23:30.008785900</dc:date>
    <meta:editing-duration>PT5M44S</meta:editing-duration>
    <meta:editing-cycles>1</meta:editing-cycles>
    <meta:document-statistic meta:table-count="0" meta:image-count="0" meta:object-count="0" meta:page-count="1" meta:paragraph-count="7" meta:word-count="70" meta:character-count="440" meta:non-whitespace-character-count="377"/>
  </office:meta>
</office:document-meta>
</file>